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line-height="115%"/>
    </style:style>
    <style:style style:name="P3" style:family="paragraph" style:parent-style-name="Standard" style:list-style-name="L1">
      <style:text-properties officeooo:rsid="001aab54" officeooo:paragraph-rsid="001aab54"/>
    </style:style>
    <style:style style:name="P4" style:family="paragraph" style:parent-style-name="Standard" style:list-style-name="L1">
      <style:text-properties officeooo:rsid="001c4973" officeooo:paragraph-rsid="001c4973"/>
    </style:style>
    <style:style style:name="P5" style:family="paragraph" style:parent-style-name="Standard" style:list-style-name="L1">
      <style:text-properties officeooo:rsid="001c8970" officeooo:paragraph-rsid="001c8970"/>
    </style:style>
    <style:style style:name="P6" style:family="paragraph" style:parent-style-name="Standard" style:list-style-name="L1">
      <style:text-properties officeooo:rsid="001db54c" officeooo:paragraph-rsid="001db54c"/>
    </style:style>
    <style:style style:name="T1" style:family="text">
      <style:text-properties officeooo:rsid="001c4973"/>
    </style:style>
    <style:style style:name="T2" style:family="text">
      <style:text-properties officeooo:rsid="001c8970"/>
    </style:style>
    <style:style style:name="T3" style:family="text">
      <style:text-properties officeooo:rsid="001e9c2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ziennik projektowy</text:p>
      <text:list xml:id="list1743410610" text:style-name="L1">
        <text:list-item>
          <text:p text:style-name="P2">Pobranie danych z WHO – niestety zbyt dużo dawno nieuzupełnianych danych lub ich brak. Mało zaburzeń/chorób do wyboru, osobne bazy danych dla każdego państwa.</text:p>
        </text:list-item>
        <text:list-item>
          <text:p text:style-name="P1">Pobranie danych z IHME (Institute for Health Metrics and Evaluation-baza danych prowadzona przez Uniwersytet w Waszyngtonie) z wybranymi latami, chorobami, regionami oraz przedziałami wiekowymi.</text:p>
        </text:list-item>
        <text:list-item>
          <text:p text:style-name="P1">Wstępna obróbka-rozdzielenie i przefiltrowanie, oraz analiza danych w Excelu-sprawdzenie wiarygodności i ilości danych, zaplanowanie podziałów.</text:p>
        </text:list-item>
        <text:list-item>
          <text:p text:style-name="P1">Załadowanie pliku z gotową bazą danych do RStudio. </text:p>
        </text:list-item>
        <text:list-item>
          <text:p text:style-name="P3">Podział ramki na występowanie <text:span text:style-name="T1">według regionu oraz przedstawienie tych danych na osobnych wykresach słupowych dla każdego regionu</text:span></text:p>
        </text:list-item>
        <text:list-item>
          <text:p text:style-name="P4">Pogrupowanie ramki z występowaniami zaburzeń według przedziałów wiekowych, utworzenie czterech badanych kategorii wiekowych: 10 – 19, <text:s/>20 – 29, 30 – 39, 40 – 49, <text:s/>wyświetlenie danych na wykresie radarowy<text:span text:style-name="T3">m</text:span></text:p>
        </text:list-item>
        <text:list-item>
          <text:p text:style-name="P4">Utworzenie progrnozy występowania danych chorób w następnych x latach</text:p>
        </text:list-item>
        <text:list-item>
          <text:p text:style-name="P4">Podział ramki na śmierci <text:span text:style-name="T2">według regionu oraz przedstawienie tych danych na wykresach – niestety z tych danych mało wynika</text:span></text:p>
        </text:list-item>
        <text:list-item>
          <text:p text:style-name="P5">Podział ramki występowań według lat, zliczenie ich występowań oraz przedstawienie ich na wykresie liniowym</text:p>
        </text:list-item>
        <text:list-item>
          <text:p text:style-name="P5"><text:s/>Pogrupowanie ramki występowań zaburzeń ze względu na płeć oraz przedstawienie tych danych na dwóch wykresach słupowych</text:p>
        </text:list-item>
        <text:list-item>
          <text:p text:style-name="P6">Analiza wynikowych wykresów i danych</text:p>
        </text:list-item>
        <text:list-item>
          <text:p text:style-name="P6">Stworzenie plakatu z rysunkami oraz najważniejszymi wykresami z opisami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0:03:22.474620712</meta:creation-date>
    <dc:date>2023-06-15T10:55:33.824074622</dc:date>
    <meta:editing-duration>PT8M5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98" meta:character-count="1446" meta:non-whitespace-character-count="1263"/>
  </office:meta>
</office:document-meta>
</file>